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1.17mm"/>
    </style:style>
    <style:style style:name="co46" style:family="table-column">
      <style:table-column-properties fo:break-before="auto" style:column-width="11.18mm"/>
    </style:style>
    <style:style style:name="co47" style:family="table-column">
      <style:table-column-properties fo:break-before="auto" style:column-width="10.88mm"/>
    </style:style>
    <style:style style:name="co48" style:family="table-column">
      <style:table-column-properties fo:break-before="auto" style:column-width="19.33mm"/>
    </style:style>
    <style:style style:name="co49" style:family="table-column">
      <style:table-column-properties fo:break-before="auto" style:column-width="17.43mm"/>
    </style:style>
    <style:style style:name="co50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4" calcext:value-type="float">
            <text:p>94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5]);NA();FINDCOURSEANGLE([.K5];[.D5]))" office:value-type="float" office:value="78" calcext:value-type="float">
            <text:p>78</text:p>
          </table:table-cell>
          <table:table-cell table:style-name="ce65" table:formula="of:=ROUND(DEGREES(ASIN([.Y5]/[.J5])))*[.AA5]" office:value-type="float" office:value="12" calcext:value-type="float">
            <text:p>12</text:p>
          </table:table-cell>
          <table:table-cell table:style-name="ce65" table:formula="of:=[.Z5]*[.AB5]" office:value-type="float" office:value="-4" calcext:value-type="float">
            <text:p>-4</text:p>
          </table:table-cell>
          <table:table-cell table:style-name="ce65" table:formula="of:=IF(ISNA([.N5]);[.D5];[.D5]+[.N5])" office:value-type="float" office:value="210" calcext:value-type="float">
            <text:p>210</text:p>
          </table:table-cell>
          <table:table-cell table:style-name="ce65" table:formula="of:=IF(ISNA([.O5]);[.J5];[.J5]+[.O5])" office:value-type="float" office:value="92" calcext:value-type="float">
            <text:p>92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05" calcext:value-type="float">
            <text:p>20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float" office:value="20" calcext:value-type="float">
            <text:p>20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6]&gt;0;ROUND([.F6]+((1-POWER(([.$B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6]);NA();FINDCOURSEANGLE([.K6];[.D6]))" office:value-type="float" office:value="11" calcext:value-type="float">
            <text:p>11</text:p>
          </table:table-cell>
          <table:table-cell table:style-name="ce65" table:formula="of:=ROUND(DEGREES(ASIN([.Y6]/[.J6])))*[.AA6]" office:value-type="float" office:value="2" calcext:value-type="float">
            <text:p>2</text:p>
          </table:table-cell>
          <table:table-cell table:style-name="ce65" table:formula="of:=[.Z6]*[.AB6]" office:value-type="float" office:value="-20" calcext:value-type="float">
            <text:p>-20</text:p>
          </table:table-cell>
          <table:table-cell table:style-name="ce65" table:formula="of:=IF(ISNA([.N6]);[.D6];[.D6]+[.N6])" office:value-type="float" office:value="267" calcext:value-type="float">
            <text:p>267</text:p>
          </table:table-cell>
          <table:table-cell table:style-name="ce65" table:formula="of:=IF(ISNA([.O6]);[.J6];[.J6]+[.O6])" office:value-type="float" office:value="76" calcext:value-type="float">
            <text:p>76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2" calcext:value-type="float">
            <text:p>2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5" calcext:value-type="float">
            <text:p>1.5</text:p>
          </table:table-cell>
          <table:table-cell/>
          <table:table-cell table:style-name="ce65" table:formula="of:=ROUND([.L6]*SIN(RADIANS([.M6])))" office:value-type="float" office:value="4" calcext:value-type="float">
            <text:p>4</text:p>
          </table:table-cell>
          <table:table-cell table:style-name="ce65" table:formula="of:=ROUND([.L6]*COS(RADIANS([.M6])))" office:value-type="float" office:value="20" calcext:value-type="float">
            <text:p>20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7]&gt;0;ROUND([.F7]+((1-POWER(([.$B$45]/1013.25);0.190284))*145366.45));0)" office:value-type="float" office:value="4762" calcext:value-type="float">
            <text:p>4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7]);NA();FINDCOURSEANGLE([.K7];[.D7]))" office:value-type="float" office:value="33" calcext:value-type="float">
            <text:p>33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17" calcext:value-type="float">
            <text:p>-17</text:p>
          </table:table-cell>
          <table:table-cell table:style-name="ce65" table:formula="of:=IF(ISNA([.N7]);[.D7];[.D7]+[.N7])" office:value-type="float" office:value="302" calcext:value-type="float">
            <text:p>302</text:p>
          </table:table-cell>
          <table:table-cell table:style-name="ce65" table:formula="of:=IF(ISNA([.O7]);[.J7];[.J7]+[.O7])" office:value-type="float" office:value="79" calcext:value-type="float">
            <text:p>79</text:p>
          </table:table-cell>
          <table:table-cell table:style-name="ce65" table:formula="of:=IF([.Q7]&gt;0;ROUND(([.C7]/[.Q7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97" calcext:value-type="float">
            <text:p>29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1" calcext:value-type="float">
            <text:p>11</text:p>
          </table:table-cell>
          <table:table-cell table:style-name="ce65" table:formula="of:=ROUND([.L7]*COS(RADIANS([.M7])))" office:value-type="float" office:value="17" calcext:value-type="float">
            <text:p>17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8]&gt;0;ROUND([.F8]+((1-POWER(([.$B$45]/1013.25);0.190284))*145366.45));0)" office:value-type="float" office:value="4762" calcext:value-type="float">
            <text:p>4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8]);NA();FINDCOURSEANGLE([.K8];[.D8]))" office:value-type="float" office:value="29" calcext:value-type="float">
            <text:p>29</text:p>
          </table:table-cell>
          <table:table-cell table:style-name="ce65" table:formula="of:=ROUND(DEGREES(ASIN([.Y8]/[.J8])))*[.AA8]" office:value-type="float" office:value="6" calcext:value-type="float">
            <text:p>6</text:p>
          </table:table-cell>
          <table:table-cell table:style-name="ce65" table:formula="of:=[.Z8]*[.AB8]" office:value-type="float" office:value="-17" calcext:value-type="float">
            <text:p>-17</text:p>
          </table:table-cell>
          <table:table-cell table:style-name="ce65" table:formula="of:=IF(ISNA([.N8]);[.D8];[.D8]+[.N8])" office:value-type="float" office:value="253" calcext:value-type="float">
            <text:p>253</text:p>
          </table:table-cell>
          <table:table-cell table:style-name="ce65" table:formula="of:=IF(ISNA([.O8]);[.J8];[.J8]+[.O8])" office:value-type="float" office:value="79" calcext:value-type="float">
            <text:p>79</text:p>
          </table:table-cell>
          <table:table-cell table:style-name="ce65" table:formula="of:=IF([.Q8]&gt;0;ROUND(([.C8]/[.Q8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8" calcext:value-type="float">
            <text:p>2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9" calcext:value-type="float">
            <text:p>0.9</text:p>
          </table:table-cell>
          <table:table-cell/>
          <table:table-cell table:style-name="ce65" table:formula="of:=ROUND([.L8]*SIN(RADIANS([.M8])))" office:value-type="float" office:value="10" calcext:value-type="float">
            <text:p>10</text:p>
          </table:table-cell>
          <table:table-cell table:style-name="ce65" table:formula="of:=ROUND([.L8]*COS(RADIANS([.M8])))" office:value-type="float" office:value="17" calcext:value-type="float">
            <text:p>17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9]&gt;0;ROUND([.F9]+((1-POWER(([.$B$45]/1013.25);0.190284))*145366.45));0)" office:value-type="float" office:value="3262" calcext:value-type="float">
            <text:p>32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86" calcext:value-type="float">
            <text:p>186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1" calcext:value-type="float">
            <text:p>18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3262" calcext:value-type="float">
            <text:p>3262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12" calcext:value-type="float">
            <text:p>112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1" calcext:value-type="float">
            <text:p>1.1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0.5" calcext:value-type="float">
            <text:p>80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8" calcext:value-type="float">
            <text:p>58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USOYKA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18]&gt;0;ROUND([.F18]+((1-POWER(([.$B$45]/1013.25);0.190284))*145366.45));0)" office:value-type="float" office:value="2762" calcext:value-type="float">
            <text:p>2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4" calcext:value-type="float">
            <text:p>24</text:p>
          </table:table-cell>
          <table:table-cell table:style-name="ce65" table:formula="of:=IF(ISNA([.O18]);[.J18];[.J18]+[.O18])" office:value-type="float" office:value="93" calcext:value-type="float">
            <text:p>93</text:p>
          </table:table-cell>
          <table:table-cell table:style-name="ce65" table:formula="of:=IF([.Q18]&gt;0;ROUND(([.C18]/[.Q1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9" calcext:value-type="float">
            <text:p>1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4" calcext:value-type="float">
            <text:p>0.4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19]&gt;0;ROUND([.F19]+((1-POWER(([.$B$45]/1013.25);0.190284))*145366.45));0)" office:value-type="float" office:value="4262" calcext:value-type="float">
            <text:p>42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19]);NA();FINDCOURSEANGLE([.K19];[.D19]))" office:value-type="float" office:value="19" calcext:value-type="float">
            <text:p>19</text:p>
          </table:table-cell>
          <table:table-cell table:style-name="ce65" table:formula="of:=ROUND(DEGREES(ASIN([.Y19]/[.J19])))*[.AA19]" office:value-type="float" office:value="-4" calcext:value-type="float">
            <text:p>-4</text:p>
          </table:table-cell>
          <table:table-cell table:style-name="ce65" table:formula="of:=[.Z19]*[.AB19]" office:value-type="float" office:value="19" calcext:value-type="float">
            <text:p>19</text:p>
          </table:table-cell>
          <table:table-cell table:style-name="ce65" table:formula="of:=IF(ISNA([.N19]);[.D19];[.D19]+[.N19])" office:value-type="float" office:value="73" calcext:value-type="float">
            <text:p>73</text:p>
          </table:table-cell>
          <table:table-cell table:style-name="ce65" table:formula="of:=IF(ISNA([.O19]);[.J19];[.J19]+[.O19])" office:value-type="float" office:value="115" calcext:value-type="float">
            <text:p>115</text:p>
          </table:table-cell>
          <table:table-cell table:style-name="ce65" table:formula="of:=IF([.Q19]&gt;0;ROUND(([.C19]/[.Q19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68" calcext:value-type="float">
            <text:p>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1" calcext:value-type="float">
            <text:p>1</text:p>
          </table:table-cell>
          <table:table-cell/>
          <table:table-cell table:style-name="ce65" table:formula="of:=ROUND([.L19]*SIN(RADIANS([.M19])))" office:value-type="float" office:value="7" calcext:value-type="float">
            <text:p>7</text:p>
          </table:table-cell>
          <table:table-cell table:style-name="ce65" table:formula="of:=ROUND([.L19]*COS(RADIANS([.M19])))" office:value-type="float" office:value="19" calcext:value-type="float">
            <text:p>19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20]&gt;0;ROUND([.F20]+((1-POWER(([.$B$45]/1013.25);0.190284))*145366.45));0)" office:value-type="float" office:value="4262" calcext:value-type="float">
            <text:p>42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20]);NA();FINDCOURSEANGLE([.K20];[.D20]))" office:value-type="float" office:value="89" calcext:value-type="float">
            <text:p>89</text:p>
          </table:table-cell>
          <table:table-cell table:style-name="ce65" table:formula="of:=ROUND(DEGREES(ASIN([.Y20]/[.J20])))*[.AA20]" office:value-type="float" office:value="-12" calcext:value-type="float">
            <text:p>-12</text:p>
          </table:table-cell>
          <table:table-cell table:style-name="ce65" table:formula="of:=[.Z20]*[.AB20]" office:value-type="float" office:value="0" calcext:value-type="float">
            <text:p>0</text:p>
          </table:table-cell>
          <table:table-cell table:style-name="ce65" table:formula="of:=IF(ISNA([.N20]);[.D20];[.D20]+[.N20])" office:value-type="float" office:value="-5" calcext:value-type="float">
            <text:p>-5</text:p>
          </table:table-cell>
          <table:table-cell table:style-name="ce65" table:formula="of:=IF(ISNA([.O20]);[.J20];[.J20]+[.O20])" office:value-type="float" office:value="96" calcext:value-type="float">
            <text:p>96</text:p>
          </table:table-cell>
          <table:table-cell table:style-name="ce65" table:formula="of:=IF([.Q20]&gt;0;ROUND(([.C20]/[.Q20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10" calcext:value-type="float">
            <text:p>-1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5" calcext:value-type="float">
            <text:p>0.5</text:p>
          </table:table-cell>
          <table:table-cell/>
          <table:table-cell table:style-name="ce65" table:formula="of:=ROUND([.L20]*SIN(RADIANS([.M20])))" office:value-type="float" office:value="20" calcext:value-type="float">
            <text:p>20</text:p>
          </table:table-cell>
          <table:table-cell table:style-name="ce65" table:formula="of:=ROUND([.L20]*COS(RADIANS([.M20])))" office:value-type="float" office:value="0" calcext:value-type="float">
            <text:p>0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000" calcext:value-type="float">
            <text:p>4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65" table:formula="of:=IF([.F21]&gt;0;ROUND([.F21]+((1-POWER(([.$B$45]/1013.25);0.190284))*145366.45));0)" office:value-type="float" office:value="3762" calcext:value-type="float">
            <text:p>37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8" calcext:value-type="float">
            <text:p>18</text:p>
          </table:table-cell>
          <table:table-cell table:style-name="ce65" table:formula="of:=IF(ISNA([.O21]);[.J21];[.J21]+[.O21])" office:value-type="float" office:value="95" calcext:value-type="float">
            <text:p>95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3" calcext:value-type="float">
            <text:p>1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22]&gt;0;ROUND([.F22]+((1-POWER(([.$B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94" calcext:value-type="float">
            <text:p>94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3" calcext:value-type="float">
            <text:p>0.3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23]&gt;0;ROUND([.F23]+((1-POWER(([.$B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3" calcext:value-type="float">
            <text:p>93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44.5" calcext:value-type="float">
            <text:p>44.5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26" calcext:value-type="float">
            <text:p>26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2.6" calcext:value-type="float">
            <text:p>2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5" calcext:value-type="float">
            <text:p>12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4" calcext:value-type="float">
            <text:p>84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7" calcext:value-type="float">
            <text:p>8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31.5" calcext:value-type="float">
            <text:p>231.5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M12]/[.I12];2)" office:value-type="float" office:value="40.43" calcext:value-type="float">
            <text:p>40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8001.76" calcext:value-type="float">
            <text:p>6800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97.2" calcext:value-type="float">
            <text:p>97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665.6" calcext:value-type="float">
            <text:p>4665.6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97.2" calcext:value-type="float">
            <text:p>97.2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665.6" calcext:value-type="float">
            <text:p>4665.6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778.99" calcext:value-type="float">
            <text:p>1778.9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2667.36" calcext:value-type="float">
            <text:p>72667.3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778.99" calcext:value-type="float">
            <text:p>1778.9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0.85" calcext:value-type="float">
            <text:p>40.8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2667.36" calcext:value-type="float">
            <text:p>72667.3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72.39" calcext:value-type="float">
            <text:p>1772.3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82" calcext:value-type="float">
            <text:p>40.82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2350.56" calcext:value-type="float">
            <text:p>72350.5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72.39" calcext:value-type="float">
            <text:p>1772.3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0.82" calcext:value-type="float">
            <text:p>40.8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2350.56" calcext:value-type="float">
            <text:p>72350.5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6.6" calcext:value-type="float">
            <text:p>3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756.8" calcext:value-type="float">
            <text:p>1756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2.2" calcext:value-type="float">
            <text:p>52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505.6" calcext:value-type="float">
            <text:p>2505.6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35.79" calcext:value-type="float">
            <text:p>1735.7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593.76" calcext:value-type="float">
            <text:p>70593.7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20.19" calcext:value-type="float">
            <text:p>1720.1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0.6" calcext:value-type="float">
            <text:p>40.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9844.96" calcext:value-type="float">
            <text:p>69844.9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54" calcext:value-type="float">
            <text:p>5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2592" calcext:value-type="float">
            <text:p>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35.79" calcext:value-type="float">
            <text:p>1735.7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593.76" calcext:value-type="float">
            <text:p>70593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35.79" calcext:value-type="float">
            <text:p>1735.7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0593.76" calcext:value-type="float">
            <text:p>70593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5.6" calcext:value-type="float">
            <text:p>15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20.19" calcext:value-type="float">
            <text:p>1720.1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6" calcext:value-type="float">
            <text:p>40.6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844.96" calcext:value-type="float">
            <text:p>69844.9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91.79" calcext:value-type="float">
            <text:p>1891.79</text:p>
          </table:table-cell>
          <table:table-cell/>
          <table:table-cell table:formula="of:=ROUND([.F48]/[.B48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38.4" calcext:value-type="float">
            <text:p>3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1843.2" calcext:value-type="float">
            <text:p>184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30.19" calcext:value-type="float">
            <text:p>1930.1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9" calcext:value-type="float">
            <text:p>41.19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9504.96" calcext:value-type="float">
            <text:p>79504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23.59" calcext:value-type="float">
            <text:p>1923.5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7" calcext:value-type="float">
            <text:p>41.17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9188.16" calcext:value-type="float">
            <text:p>79188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23.59" calcext:value-type="float">
            <text:p>1923.5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17" calcext:value-type="float">
            <text:p>41.17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9188.16" calcext:value-type="float">
            <text:p>79188.1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3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105"/>
        <table:table-column table:style-name="co49" table:default-cell-style-name="ce105"/>
        <table:table-column table:style-name="co50" table:number-columns-repeated="2" table:default-cell-style-name="ce3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05" calcext:value-type="float">
            <text:p>205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2" calcext:value-type="float">
            <text:p>92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62" calcext:value-type="float">
            <text:p>26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U7]" office:value-type="float" office:value="297" calcext:value-type="float">
            <text:p>29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79" calcext:value-type="float">
            <text:p>79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5000" calcext:value-type="float">
            <text:p>5000</text:p>
          </table:table-cell>
          <table:table-cell table:formula="of:=[$FPL.U8]" office:value-type="float" office:value="248" calcext:value-type="float">
            <text:p>2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79" calcext:value-type="float">
            <text:p>79</text:p>
          </table:table-cell>
          <table:table-cell table:formula="of:=[$FPL.R8]" office:value-type="float" office:value="9" calcext:value-type="float">
            <text:p>9</text:p>
          </table:table-cell>
          <table:table-cell table:number-columns-repeated="2"/>
          <table:table-cell table:formula="of:=[$FPL.D8]" office:value-type="float" office:value="247" calcext:value-type="float">
            <text:p>247</text:p>
          </table:table-cell>
          <table:table-cell table:formula="of:=[$FPL.P8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U9]" office:value-type="float" office:value="181" calcext:value-type="float">
            <text:p>181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  <table:table-cell table:formula="of:=[$FPL.D9]" office:value-type="float" office:value="186" calcext:value-type="float">
            <text:p>186</text:p>
          </table:table-cell>
          <table:table-cell table:formula="of:=[$FPL.P9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KYUSTENDIL" calcext:value-type="string">
            <text:p>KYUSTENDIL</text:p>
          </table:table-cell>
          <table:table-cell table:formula="of:=[$FPL.B10]" office:value-type="string" office:string-value="USOYKA" calcext:value-type="string">
            <text:p>USOYKA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3500" calcext:value-type="float">
            <text:p>35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U10]" office:value-type="float" office:value="107" calcext:value-type="float">
            <text:p>107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  <table:table-cell table:formula="of:=[$FPL.D10]" office:value-type="float" office:value="112" calcext:value-type="float">
            <text:p>112</text:p>
          </table:table-cell>
          <table:table-cell table:formula="of:=[$FPL.P1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0.5" calcext:value-type="float">
            <text:p>80.5</text:p>
          </table:table-cell>
          <table:table-cell table:style-name="Default" table:number-columns-repeated="5"/>
          <table:table-cell table:style-name="ce34" table:formula="of:=SUM([.J3:.J12])" office:value-type="float" office:value="58" calcext:value-type="float">
            <text:p>5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USOYKA" calcext:value-type="string">
            <text:p>USOYKA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6" calcext:value-type="float">
            <text:p>6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000" calcext:value-type="float">
            <text:p>3000</text:p>
          </table:table-cell>
          <table:table-cell table:formula="of:=[$FPL.U18]" office:value-type="float" office:value="19" calcext:value-type="float">
            <text:p>19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3" calcext:value-type="float">
            <text:p>93</text:p>
          </table:table-cell>
          <table:table-cell table:formula="of:=[$FPL.R18]" office:value-type="float" office:value="4" calcext:value-type="float">
            <text:p>4</text:p>
          </table:table-cell>
          <table:table-cell table:number-columns-repeated="2"/>
          <table:table-cell table:formula="of:=[$FPL.D18]" office:value-type="float" office:value="24" calcext:value-type="float">
            <text:p>24</text:p>
          </table:table-cell>
          <table:table-cell table:formula="of:=[$FPL.P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4500" calcext:value-type="float">
            <text:p>4500</text:p>
          </table:table-cell>
          <table:table-cell table:formula="of:=[$FPL.U19]" office:value-type="float" office:value="68" calcext:value-type="float">
            <text:p>6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15" calcext:value-type="float">
            <text:p>115</text:p>
          </table:table-cell>
          <table:table-cell table:formula="of:=[$FPL.R19]" office:value-type="float" office:value="10" calcext:value-type="float">
            <text:p>10</text:p>
          </table:table-cell>
          <table:table-cell table:number-columns-repeated="2"/>
          <table:table-cell table:formula="of:=[$FPL.D19]" office:value-type="float" office:value="77" calcext:value-type="float">
            <text:p>77</text:p>
          </table:table-cell>
          <table:table-cell table:formula="of:=[$FPL.P1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7.5" calcext:value-type="float">
            <text:p>7.5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4500" calcext:value-type="float">
            <text:p>4500</text:p>
          </table:table-cell>
          <table:table-cell table:formula="of:=[$FPL.U20]" office:value-type="float" office:value="-10" calcext:value-type="float">
            <text:p>-10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6" calcext:value-type="float">
            <text:p>96</text:p>
          </table:table-cell>
          <table:table-cell table:formula="of:=[$FPL.R20]" office:value-type="float" office:value="5" calcext:value-type="float">
            <text:p>5</text:p>
          </table:table-cell>
          <table:table-cell table:number-columns-repeated="2"/>
          <table:table-cell table:formula="of:=[$FPL.D20]" office:value-type="float" office:value="7" calcext:value-type="float">
            <text:p>7</text:p>
          </table:table-cell>
          <table:table-cell table:formula="of:=[$FPL.P2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000" calcext:value-type="float">
            <text:p>4000</text:p>
          </table:table-cell>
          <table:table-cell table:formula="of:=[$FPL.U21]" office:value-type="float" office:value="13" calcext:value-type="float">
            <text:p>1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5" calcext:value-type="float">
            <text:p>95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4" calcext:value-type="float">
            <text:p>94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3" calcext:value-type="float">
            <text:p>93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44.5" calcext:value-type="float">
            <text:p>44.5</text:p>
          </table:table-cell>
          <table:table-cell table:style-name="Default" table:number-columns-repeated="5"/>
          <table:table-cell table:style-name="ce34" table:formula="of:=SUM([.J17:.J26])" office:value-type="float" office:value="26" calcext:value-type="float">
            <text:p>2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9:55:59.05522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09T23:14:48.401151828</dc:date>
    <meta:editing-duration>P1DT23H18M8S</meta:editing-duration>
    <meta:editing-cycles>230</meta:editing-cycles>
    <meta:generator>LibreOffice/6.0.7.3$Linux_X86_64 LibreOffice_project/00m0$Build-3</meta:generator>
    <meta:print-date>2020-02-09T23:14:45.473197219</meta:print-date>
    <meta:document-statistic meta:table-count="6" meta:cell-count="1658" meta:object-count="0"/>
  </office:meta>
</office:document-meta>
</file>